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表格1" style:family="table">
      <style:table-properties style:width="13.6cm" table:align="margins"/>
    </style:style>
    <style:style style:name="表格1.A" style:family="table-column">
      <style:table-column-properties style:column-width="13.6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3.6cm" table:align="margins"/>
    </style:style>
    <style:style style:name="表格2.A" style:family="table-column">
      <style:table-column-properties style:column-width="13.6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49b19" officeooo:paragraph-rsid="00049b1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49b19" officeooo:paragraph-rsid="00049b19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size="14pt" fo:font-weight="bold" officeooo:rsid="00049b19" officeooo:paragraph-rsid="00049b19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6ae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46aee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ngest Increasing Subsequence</text:p>
      <text:p text:style-name="Standard"/>
      <text:p text:style-name="Standard">Given an unsorted array of integers, find the length of longest increasing subsequence.</text:p>
      <text:p text:style-name="Standard"/>
      <text:p text:style-name="P2">Example:</text:p>
      <text:p text:style-name="Standard"/>
      <text:p text:style-name="Standard">Input: [10,9,2,5,3,7,101,18]</text:p>
      <text:p text:style-name="Standard">Output: 4 </text:p>
      <text:p text:style-name="Standard">Explanation: The longest increasing subsequence is [2,3,7,101], therefore the length is 4. </text:p>
      <text:p text:style-name="Standard"/>
      <text:p text:style-name="P2">Note:</text:p>
      <text:p text:style-name="Standard"/>
      <text:list xml:id="list3110431914" text:style-name="L1">
        <text:list-item>
          <text:p text:style-name="P1">There may be more than one LIS combination, it is only necessary for you to return the length.</text:p>
        </text:list-item>
        <text:list-item>
          <text:p text:style-name="P1">Your algorithm should run in O(n2) complexity.</text:p>
        </text:list-item>
      </text:list>
      <text:p text:style-name="Standard"/>
      <text:p text:style-name="Standard"><text:span text:style-name="T1">Follow up: </text:span>Could you improve it to O(n log n) time complexity?</text:p>
      <text:p text:style-name="P6"><text:span text:style-name="T4">Solution: </text:span><text:span text:style-name="T3">O(N²) </text:span></text:p>
      <text:p text:style-name="Standard"><text:span text:style-name="T3"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/>
            <text:p text:style-name="P8"><text:s text:c="4"/>int s[5]; <text:s text:c="6"/>// sequence</text:p>
            <text:p text:style-name="P8"><text:s text:c="4"/>int length[5]; <text:s/>// 第 x 格的值為 s[0...x] 的 LIS 長度</text:p>
            <text:p text:style-name="P8"><text:s text:c="5"/></text:p>
            <text:p text:style-name="P8"><text:s text:c="4"/>void LIS()</text:p>
            <text:p text:style-name="P8"><text:s text:c="4"/>{</text:p>
            <text:p text:style-name="P8"><text:s text:c="8"/>// 初始化。每一個數字本身就是長度為一的 LIS。</text:p>
            <text:p text:style-name="P8"><text:s text:c="8"/>for (int i=0; i&lt;5; i++) length[i] = 1;</text:p>
            <text:p text:style-name="P8"><text:s text:c="5"/></text:p>
            <text:p text:style-name="P8"><text:s text:c="8"/>for (int i=0; i&lt;5; i++)</text:p>
            <text:p text:style-name="P8"><text:s text:c="12"/>// 找出 s[i] 後面能接上哪些數字，</text:p>
            <text:p text:style-name="P8"><text:s text:c="12"/>// 若是可以接，長度就增加。</text:p>
            <text:p text:style-name="P8"><text:s text:c="12"/>for (int j=i+1; j&lt;5; j++)</text:p>
            <text:p text:style-name="P8"><text:s text:c="16"/>if (s[i] &lt; s[j])</text:p>
            <text:p text:style-name="P8"><text:s text:c="20"/>length[j] = max(length[j], length[i] + 1);</text:p>
            <text:p text:style-name="P8"><text:s text:c="5"/></text:p>
            <text:p text:style-name="P8"><text:s text:c="8"/>// length[] 之中最大的值即為 LIS 的長度。</text:p>
            <text:p text:style-name="P8"><text:s text:c="8"/>int n = 0;</text:p>
            <text:p text:style-name="P8"><text:s text:c="8"/>for (int i=0; i&lt;5; i++)</text:p>
            <text:p text:style-name="P8"><text:s text:c="12"/>n = max(n, length[i]);</text:p>
            <text:p text:style-name="P8"><text:s text:c="8"/>cout &lt;&lt; "LIS的長度是" &lt;&lt; n;</text:p>
            <text:p text:style-name="P8"><text:s text:c="4"/>}</text:p>
            <text:p text:style-name="P8"/>
          </table:table-cell>
        </table:table-row>
      </table:table>
      <text:p text:style-name="Standard"/>
      <text:p text:style-name="P7">Solution: O(n log n)</text:p>
      <text:p text:style-name="P4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/>
            <text:p text:style-name="P8"><text:s text:c="4"/>int LIS(vector&lt;int&gt;&amp; s)</text:p>
            <text:p text:style-name="P8"><text:s text:c="4"/>{</text:p>
            <text:p text:style-name="P8"><text:s text:c="8"/>// 不得不判斷的特例</text:p>
            <text:p text:style-name="P8"><text:s text:c="8"/>if (s.size() == 0) return 0;</text:p>
            <text:p text:style-name="P8"><text:s text:c="5"/></text:p>
            <text:p text:style-name="P8"><text:s text:c="8"/>// 先放入一個數字，免得稍後 v.back() 出錯。</text:p>
            <text:p text:style-name="P8"><text:s text:c="8"/>vector&lt;int&gt; v;</text:p>
            <text:p text:style-name="P8"><text:s text:c="8"/>v.push_back(s[0]);</text:p>
            <text:p text:style-name="P8"><text:s text:c="5"/></text:p>
            <text:p text:style-name="P8"><text:s text:c="8"/>for (int i = 1; i &lt; s.size(); ++i)</text:p>
            <text:p text:style-name="P8"><text:s text:c="8"/>{</text:p>
            <text:p text:style-name="P8"><text:s text:c="12"/>int n = s[i];</text:p>
            <text:p text:style-name="P8"><text:s text:c="5"/></text:p>
            <text:p text:style-name="P8"><text:s text:c="12"/>if (n &gt; v.back())</text:p>
            <text:p text:style-name="P8"><text:s text:c="16"/>v.push_back(n);</text:p>
            <text:p text:style-name="P8"><text:s text:c="12"/>else</text:p>
            <text:p text:style-name="P8"><text:s text:c="16"/>*lower_bound(v.begin(), v.end(), n) = n;</text:p>
            <text:p text:style-name="P8"><text:s text:c="8"/>}</text:p>
            <text:p text:style-name="P8"><text:s text:c="5"/></text:p>
            <text:p text:style-name="P8"><text:s text:c="8"/>return v.size();</text:p>
            <text:p text:style-name="P8"><text:s text:c="4"/>}</text:p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7:54:07.708253949</meta:creation-date>
    <dc:date>2020-07-08T18:04:52.091852845</dc:date>
    <meta:editing-duration>PT10M44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3" meta:paragraph-count="54" meta:word-count="285" meta:character-count="1508" meta:non-whitespace-character-count="995"/>
  </office:meta>
</office:document-meta>
</file>